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96.01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column table:style-name="co3" table:number-columns-repeated="1010" table:default-cell-style-name="Default"/>
        <table:table-row table:style-name="ro1">
          <table:table-cell table:number-columns-repeated="2"/>
          <table:table-cell office:value-type="string" calcext:value-type="string">
            <text:p>Country/Territory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pulatione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string" calcext:value-type="string">
            <text:p>Epidemiological Week</text:p>
          </table:table-cell>
          <table:table-cell table:number-columns-repeated="6"/>
          <table:table-cell office:value-type="string" calcext:value-type="string">
            <text:p>Incidence Rate</text:p>
          </table:table-cell>
          <table:table-cell office:value-type="string" calcext:value-type="string">
            <text:p>Deaths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Suspected</text:p>
          </table:table-cell>
          <table:table-cell/>
          <table:table-cell office:value-type="string" calcext:value-type="string">
            <text:p>Confirmed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rth Americ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rmuda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string" calcext:value-type="string">
            <text:p>35,8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5,2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United States of America &gt;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325,12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 office:value-type="float" office:value="52" calcext:value-type="float">
            <text:p>52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6,30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entral American Isthm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lize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347" calcext:value-type="float">
            <text:p>34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osta Ric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1,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93" calcext:value-type="float">
            <text:p>32.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,0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l Salvador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5,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27" calcext:value-type="float">
            <text:p>83.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4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uatemal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2,578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6.27" calcext:value-type="float">
            <text:p>16.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,2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13,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.56" calcext:value-type="float">
            <text:p>160.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4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icaragu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4,675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81.97" calcext:value-type="float">
            <text:p>81.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,2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98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string" calcext:value-type="string">
            <text:p>27,775</text:p>
          </table:table-cell>
          <table:table-cell office:value-type="float" office:value="525" calcext:value-type="float">
            <text:p>525</text:p>
          </table:table-cell>
          <table:table-cell office:value-type="float" office:value="4" calcext:value-type="float">
            <text:p>4</text:p>
          </table:table-cell>
          <table:table-cell office:value-type="float" office:value="60.61" calcext:value-type="float">
            <text:p>60.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,69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string" calcext:value-type="string">
            <text:p>11,2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string" calcext:value-type="string">
            <text:p>10,6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rench Guian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805" calcext:value-type="float">
            <text:p>80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315.33" calcext:value-type="float">
            <text:p>315.33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uadaloupe#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.23" calcext:value-type="float">
            <text:p>7.23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string" calcext:value-type="string">
            <text:p>10,60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405" calcext:value-type="float">
            <text:p>4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uerto Ricof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.72" calcext:value-type="float">
            <text:p>2.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68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aint Barthelemy#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aint Martin (French part) #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.43" calcext:value-type="float">
            <text:p>50.43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float" office:value="854" calcext:value-type="float">
            <text:p>854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2.61" calcext:value-type="float">
            <text:p>2.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,36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ndean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18,968</text:p>
          </table:table-cell>
          <table:table-cell office:value-type="string" calcext:value-type="string">
            <text:p>1,190</text:p>
          </table:table-cell>
          <table:table-cell office:value-type="float" office:value="2" calcext:value-type="float">
            <text:p>2</text:p>
          </table:table-cell>
          <table:table-cell office:value-type="float" office:value="182.86" calcext:value-type="float">
            <text:p>182.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,02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olombi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17,766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36.14" calcext:value-type="float">
            <text:p>36.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9,5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cuador&amp;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string" calcext:value-type="string">
            <text:p>1,528</text:p>
          </table:table-cell>
          <table:table-cell office:value-type="float" office:value="3" calcext:value-type="float">
            <text:p>3</text:p>
          </table:table-cell>
          <table:table-cell office:value-type="float" office:value="11.14" calcext:value-type="float">
            <text:p>11.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,2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,1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2,77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9.09" calcext:value-type="float">
            <text:p>9.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,29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string" calcext:value-type="string">
            <text:p>39,801</text:p>
          </table:table-cell>
          <table:table-cell office:value-type="string" calcext:value-type="string">
            <text:p>2,924</text:p>
          </table:table-cell>
          <table:table-cell office:value-type="float" office:value="6" calcext:value-type="float">
            <text:p>6</text:p>
          </table:table-cell>
          <table:table-cell office:value-type="float" office:value="30.69" calcext:value-type="float">
            <text:p>30.6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39,23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outhern C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gentina*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3,164</text:p>
          </table:table-cell>
          <table:table-cell office:value-type="float" office:value="317" calcext:value-type="float">
            <text:p>317</text:p>
          </table:table-cell>
          <table:table-cell office:value-type="float" office:value="89" calcext:value-type="float">
            <text:p>89</text:p>
          </table:table-cell>
          <table:table-cell office:value-type="float" office:value="8.26" calcext:value-type="float">
            <text:p>8.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2,1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razil^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105,129</text:p>
          </table:table-cell>
          <table:table-cell office:value-type="string" calcext:value-type="string">
            <text:p>32,679</text:p>
          </table:table-cell>
          <table:table-cell/>
          <table:table-cell office:value-type="float" office:value="67.67" calcext:value-type="float">
            <text:p>67.6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3,65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,92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862" calcext:value-type="float">
            <text:p>86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2.8" calcext:value-type="float">
            <text:p>12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0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Uruguay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string" calcext:value-type="string">
            <text:p>3,42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string" calcext:value-type="string">
            <text:p>109,155</text:p>
          </table:table-cell>
          <table:table-cell office:value-type="string" calcext:value-type="string">
            <text:p>33,034</text:p>
          </table:table-cell>
          <table:table-cell office:value-type="float" office:value="91" calcext:value-type="float">
            <text:p>91</text:p>
          </table:table-cell>
          <table:table-cell office:value-type="float" office:value="51.86" calcext:value-type="float">
            <text:p>51.8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74,1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ntigua and Barbuda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92" calcext:value-type="float">
            <text:p>9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ruba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112" calcext:value-type="float">
            <text:p>1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ahamas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387" calcext:value-type="float">
            <text:p>38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290" calcext:value-type="float">
            <text:p>29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56" calcext:value-type="float">
            <text:p>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uracao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148" calcext:value-type="float">
            <text:p>1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ominica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73" calcext:value-type="float">
            <text:p>7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807" calcext:value-type="float">
            <text:p>80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string" calcext:value-type="string">
            <text:p>2,8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aint Kitts and Nevis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51" calcext:value-type="float">
            <text:p>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aint Lucia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163" calcext:value-type="float">
            <text:p>16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aint Vincent and the Grenadines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102" calcext:value-type="float">
            <text:p>1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int Maarten (Dutch part)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548" calcext:value-type="float">
            <text:p>5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string" calcext:value-type="string">
            <text:p>1,34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urks and Caicos Islands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103" calcext:value-type="float">
            <text:p>10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7,34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number-columns-repeated="4"/>
          <table:table-cell office:value-type="string" calcext:value-type="string">
            <text:p>177,585</text:p>
          </table:table-cell>
          <table:table-cell office:value-type="string" calcext:value-type="string">
            <text:p>36,962</text:p>
          </table:table-cell>
          <table:table-cell office:value-type="float" office:value="153" calcext:value-type="float">
            <text:p>153</text:p>
          </table:table-cell>
          <table:table-cell office:value-type="float" office:value="21.65" calcext:value-type="float">
            <text:p>21.6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91,1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08:59</meta:creation-date>
    <dc:date>2018-09-01T10:08:59</dc:date>
    <meta:generator>LibreOffice/5.1.6.2$Linux_X86_64 LibreOffice_project/10m0$Build-2</meta:generator>
    <meta:document-statistic meta:table-count="1" meta:cell-count="34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